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1.21pt" svg:y="259.6pt">
            <loext:p draw:notify-on-update-of-ranges="Sheet1.G8:Sheet1.G11 Sheet1.H8:Sheet1.H11 Sheet1.I8:Sheet1.I11 Sheet1.J8:Sheet1.J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03.99pt" svg:y="251.32pt">
            <loext:p draw:notify-on-update-of-ranges="Sheet1.G14:Sheet1.G17 Sheet1.H14:Sheet1.H17 Sheet1.I14:Sheet1.I17 Sheet1.J14:Sheet1.J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 chunk</text:p>
          </table:table-cell>
          <table:table-cell office:value-type="string" calcext:value-type="string">
            <text:p>2 chunks</text:p>
          </table:table-cell>
          <table:table-cell office:value-type="string" calcext:value-type="string">
            <text:p>3 chunks</text:p>
          </table:table-cell>
          <table:table-cell office:value-type="string" calcext:value-type="string">
            <text:p>4 chunk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 proc</text:p>
          </table:table-cell>
          <table:table-cell office:value-type="float" office:value="12.28" calcext:value-type="float">
            <text:p>12.28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58" calcext:value-type="float">
            <text:p>12.058</text:p>
          </table:table-cell>
          <table:table-cell office:value-type="float" office:value="12.038" calcext:value-type="float">
            <text:p>12.0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 proc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038" calcext:value-type="float">
            <text:p>12.038</text:p>
          </table:table-cell>
          <table:table-cell office:value-type="float" office:value="12.041" calcext:value-type="float">
            <text:p>12.041</text:p>
          </table:table-cell>
          <table:table-cell office:value-type="float" office:value="12.037" calcext:value-type="float">
            <text:p>12.0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 proc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054" calcext:value-type="float">
            <text:p>12.054</text:p>
          </table:table-cell>
          <table:table-cell office:value-type="float" office:value="12.047" calcext:value-type="float">
            <text:p>12.047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4 proc</text:p>
          </table:table-cell>
          <table:table-cell office:value-type="float" office:value="12.044" calcext:value-type="float">
            <text:p>12.044</text:p>
          </table:table-cell>
          <table:table-cell office:value-type="float" office:value="12.031" calcext:value-type="float">
            <text:p>12.031</text:p>
          </table:table-cell>
          <table:table-cell office:value-type="float" office:value="12.064" calcext:value-type="float">
            <text:p>12.064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 chunk</text:p>
          </table:table-cell>
          <table:table-cell office:value-type="string" calcext:value-type="string">
            <text:p>2 chunks</text:p>
          </table:table-cell>
          <table:table-cell office:value-type="string" calcext:value-type="string">
            <text:p>3 chunks</text:p>
          </table:table-cell>
          <table:table-cell office:value-type="string" calcext:value-type="string">
            <text:p>4 chunk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 proc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37" calcext:value-type="float">
            <text:p>12.037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 proc</text:p>
          </table:table-cell>
          <table:table-cell office:value-type="float" office:value="12.221" calcext:value-type="float">
            <text:p>12.221</text:p>
          </table:table-cell>
          <table:table-cell office:value-type="float" office:value="12.056" calcext:value-type="float">
            <text:p>12.056</text:p>
          </table:table-cell>
          <table:table-cell office:value-type="float" office:value="12.059" calcext:value-type="float">
            <text:p>12.059</text:p>
          </table:table-cell>
          <table:table-cell office:value-type="float" office:value="12.076" calcext:value-type="float">
            <text:p>12.0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3 proc</text:p>
          </table:table-cell>
          <table:table-cell office:value-type="float" office:value="12.21" calcext:value-type="float">
            <text:p>12.21</text:p>
          </table:table-cell>
          <table:table-cell office:value-type="float" office:value="12.094" calcext:value-type="float">
            <text:p>12.094</text:p>
          </table:table-cell>
          <table:table-cell office:value-type="float" office:value="12.059" calcext:value-type="float">
            <text:p>12.059</text:p>
          </table:table-cell>
          <table:table-cell office:value-type="float" office:value="12.068" calcext:value-type="float">
            <text:p>12.0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4 proc</text:p>
          </table:table-cell>
          <table:table-cell office:value-type="float" office:value="12.068" calcext:value-type="float">
            <text:p>12.068</text:p>
          </table:table-cell>
          <table:table-cell office:value-type="float" office:value="12.033" calcext:value-type="float">
            <text:p>12.033</text:p>
          </table:table-cell>
          <table:table-cell office:value-type="float" office:value="12.027" calcext:value-type="float">
            <text:p>12.027</text:p>
          </table:table-cell>
          <table:table-cell office:value-type="float" office:value="12.048" calcext:value-type="float">
            <text:p>12.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1:40.226422539</meta:creation-date>
    <dc:date>2018-08-06T13:50:32.645076352</dc:date>
    <meta:editing-duration>PT1M1S</meta:editing-duration>
    <meta:editing-cycles>1</meta:editing-cycles>
    <meta:document-statistic meta:table-count="1" meta:cell-count="4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454cm" style:legend-expansion="high" chart:style-name="ch2"/>
        <chart:plot-area chart:style-name="ch3" table:cell-range-address="Sheet1.G14:Sheet1.J17" svg:x="0.32cm" svg:y="0.18cm" svg:width="13.07cm" svg:height="8.64cm">
          <chartooo:coordinate-region svg:x="1.418cm" svg:y="0.38cm" svg:width="11.9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4:Sheet1.G17" chart:class="chart:bar">
            <chart:data-point chart:repeated="4"/>
          </chart:series>
          <chart:series chart:style-name="ch8" chart:values-cell-range-address="Sheet1.H14:Sheet1.H17" chart:class="chart:bar">
            <chart:data-point chart:repeated="4"/>
          </chart:series>
          <chart:series chart:style-name="ch9" chart:values-cell-range-address="Sheet1.I14:Sheet1.I17" chart:class="chart:bar">
            <chart:data-point chart:repeated="4"/>
          </chart:series>
          <chart:series chart:style-name="ch10" chart:values-cell-range-address="Sheet1.J14:Sheet1.J1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64">
                <text:p>12.264</text:p>
                <draw:g>
                  <svg:desc>Sheet1.G14:Sheet1.G17</svg:desc>
                </draw:g>
              </table:table-cell>
              <table:table-cell office:value-type="float" office:value="12.028">
                <text:p>12.028</text:p>
                <draw:g>
                  <svg:desc>Sheet1.H14:Sheet1.H17</svg:desc>
                </draw:g>
              </table:table-cell>
              <table:table-cell office:value-type="float" office:value="12.037">
                <text:p>12.037</text:p>
                <draw:g>
                  <svg:desc>Sheet1.I14:Sheet1.I17</svg:desc>
                </draw:g>
              </table:table-cell>
              <table:table-cell office:value-type="float" office:value="12.02">
                <text:p>12.02</text:p>
                <draw:g>
                  <svg:desc>Sheet1.J14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21">
                <text:p>12.221</text:p>
              </table:table-cell>
              <table:table-cell office:value-type="float" office:value="12.056">
                <text:p>12.056</text:p>
              </table:table-cell>
              <table:table-cell office:value-type="float" office:value="12.059">
                <text:p>12.059</text:p>
              </table:table-cell>
              <table:table-cell office:value-type="float" office:value="12.076">
                <text:p>12.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1">
                <text:p>12.21</text:p>
              </table:table-cell>
              <table:table-cell office:value-type="float" office:value="12.094">
                <text:p>12.094</text:p>
              </table:table-cell>
              <table:table-cell office:value-type="float" office:value="12.059">
                <text:p>12.059</text:p>
              </table:table-cell>
              <table:table-cell office:value-type="float" office:value="12.068">
                <text:p>12.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8">
                <text:p>12.068</text:p>
              </table:table-cell>
              <table:table-cell office:value-type="float" office:value="12.033">
                <text:p>12.033</text:p>
              </table:table-cell>
              <table:table-cell office:value-type="float" office:value="12.027">
                <text:p>12.027</text:p>
              </table:table-cell>
              <table:table-cell office:value-type="float" office:value="12.048">
                <text:p>12.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454cm" style:legend-expansion="high" chart:style-name="ch2"/>
        <chart:plot-area chart:style-name="ch3" table:cell-range-address="Sheet1.G8:Sheet1.J11" svg:x="0.32cm" svg:y="0.18cm" svg:width="13.07cm" svg:height="8.64cm">
          <chartooo:coordinate-region svg:x="1.418cm" svg:y="0.379cm" svg:width="11.9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8:Sheet1.G11" chart:class="chart:bar">
            <chart:data-point chart:repeated="4"/>
          </chart:series>
          <chart:series chart:style-name="ch8" chart:values-cell-range-address="Sheet1.H8:Sheet1.H11" chart:class="chart:bar">
            <chart:data-point chart:repeated="4"/>
          </chart:series>
          <chart:series chart:style-name="ch9" chart:values-cell-range-address="Sheet1.I8:Sheet1.I11" chart:class="chart:bar">
            <chart:data-point chart:repeated="4"/>
          </chart:series>
          <chart:series chart:style-name="ch10" chart:values-cell-range-address="Sheet1.J8:Sheet1.J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8">
                <text:p>12.28</text:p>
                <draw:g>
                  <svg:desc>Sheet1.G8:Sheet1.G11</svg:desc>
                </draw:g>
              </table:table-cell>
              <table:table-cell office:value-type="float" office:value="12.025">
                <text:p>12.025</text:p>
                <draw:g>
                  <svg:desc>Sheet1.H8:Sheet1.H11</svg:desc>
                </draw:g>
              </table:table-cell>
              <table:table-cell office:value-type="float" office:value="12.058">
                <text:p>12.058</text:p>
                <draw:g>
                  <svg:desc>Sheet1.I8:Sheet1.I11</svg:desc>
                </draw:g>
              </table:table-cell>
              <table:table-cell office:value-type="float" office:value="12.038">
                <text:p>12.038</text:p>
                <draw:g>
                  <svg:desc>Sheet1.J8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45">
                <text:p>12.245</text:p>
              </table:table-cell>
              <table:table-cell office:value-type="float" office:value="12.038">
                <text:p>12.038</text:p>
              </table:table-cell>
              <table:table-cell office:value-type="float" office:value="12.041">
                <text:p>12.041</text:p>
              </table:table-cell>
              <table:table-cell office:value-type="float" office:value="12.037">
                <text:p>12.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15">
                <text:p>12.215</text:p>
              </table:table-cell>
              <table:table-cell office:value-type="float" office:value="12.054">
                <text:p>12.054</text:p>
              </table:table-cell>
              <table:table-cell office:value-type="float" office:value="12.047">
                <text:p>12.04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44">
                <text:p>12.044</text:p>
              </table:table-cell>
              <table:table-cell office:value-type="float" office:value="12.031">
                <text:p>12.031</text:p>
              </table:table-cell>
              <table:table-cell office:value-type="float" office:value="12.064">
                <text:p>12.064</text:p>
              </table:table-cell>
              <table:table-cell office:value-type="float" office:value="12.04">
                <text:p>12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